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24d1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rsid="001a0de9" officeooo:paragraph-rsid="001a0de9"/>
    </style:style>
    <style:style style:name="P4" style:family="paragraph" style:parent-style-name="Text_20_body">
      <style:text-properties officeooo:rsid="001ae9b2" officeooo:paragraph-rsid="001ae9b2"/>
    </style:style>
    <style:style style:name="P5" style:family="paragraph" style:parent-style-name="Heading_20_1">
      <style:text-properties officeooo:rsid="001924d1" officeooo:paragraph-rsid="001924d1"/>
    </style:style>
    <style:style style:name="P6" style:family="paragraph" style:parent-style-name="Standard" style:list-style-name="L1">
      <style:text-properties fo:color="#000000" loext:opacity="100%" style:font-name="Droid Sans Mono" fo:font-size="10.5pt" fo:font-weight="normal" officeooo:rsid="001c2348" officeooo:paragraph-rsid="001c2348" fo:background-color="transparent"/>
    </style:style>
    <style:style style:name="P7" style:family="paragraph" style:parent-style-name="Standard" style:list-style-name="L1">
      <style:text-properties fo:color="#000000" loext:opacity="100%" style:font-name="Droid Sans Mono" fo:font-size="10.5pt" fo:font-weight="normal" officeooo:rsid="001ae9b2" officeooo:paragraph-rsid="001ae9b2" fo:background-color="transparent"/>
    </style:style>
    <style:style style:name="P8" style:family="paragraph" style:parent-style-name="Text_20_body" style:list-style-name="L1">
      <style:text-properties officeooo:rsid="001924d1" officeooo:paragraph-rsid="001924d1"/>
    </style:style>
    <style:style style:name="P9" style:family="paragraph" style:parent-style-name="Text_20_body" style:list-style-name="L1">
      <style:text-properties officeooo:rsid="001c2348" officeooo:paragraph-rsid="001c2348"/>
    </style:style>
    <style:style style:name="P10" style:family="paragraph" style:parent-style-name="Text_20_body" style:list-style-name="L1">
      <style:text-properties officeooo:rsid="001a0de9" officeooo:paragraph-rsid="001a0de9"/>
    </style:style>
    <style:style style:name="P11" style:family="paragraph" style:parent-style-name="Text_20_body" style:list-style-name="L1">
      <style:text-properties officeooo:rsid="001ae9b2" officeooo:paragraph-rsid="001ae9b2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1e0282" officeooo:paragraph-rsid="001e0282"/>
    </style:style>
    <style:style style:name="P13" style:family="paragraph" style:parent-style-name="Text_20_body" style:list-style-name="L1">
      <style:text-properties officeooo:rsid="001e0282" officeooo:paragraph-rsid="001e0282"/>
    </style:style>
    <style:style style:name="P14" style:family="paragraph" style:parent-style-name="Text_20_body" style:list-style-name="L1">
      <style:text-properties fo:color="#000000" loext:opacity="100%" style:font-name="Droid Sans Mono" fo:font-size="10.5pt" fo:font-weight="normal" officeooo:rsid="001c2348" officeooo:paragraph-rsid="001c2348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028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Questionnaire</text:h>
      <text:p text:style-name="P1"/>
      <text:list xml:id="list557233026" text:style-name="L1">
        <text:list-item>
          <text:p text:style-name="P8">When do we use a ModelForm to build a form?</text:p>
          <text:p text:style-name="P9">En forms.py para crear el formulario a partir del modelo correspondiente.</text:p>
          <text:p text:style-name="P6">class StudentForm(forms.<text:span text:style-name="T1">ModelForm</text:span>):</text:p>
          <text:p text:style-name="P6"/>
        </text:list-item>
        <text:list-item>
          <text:p text:style-name="P8">When do we use a Form class to build a form?</text:p>
          <text:p text:style-name="P9">En las vistas para crearla necesitamos indicar el modelo y el form correspondiente.</text:p>
          <text:p text:style-name="P6">class StudentView(CreateView):</text:p>
        </text:list-item>
      </text:list>
      <text:p text:style-name="P2"><text:tab/><text:tab/>model = Student</text:p>
      <text:p text:style-name="P2"><text:tab/><text:tab/>form_class = StudentForm</text:p>
      <text:list xml:id="list91310101592367" text:continue-numbering="true" text:style-name="L1">
        <text:list-header>
          <text:p text:style-name="P9"/>
        </text:list-header>
        <text:list-item>
          <text:p text:style-name="P8">Difference between the get and post method in the Class Views.</text:p>
          <text:p text:style-name="P9">Django automaticamente identifica en la vista correspondiente si tiene metodos get o post.</text:p>
          <text:p text:style-name="P9">Con esto conseguimos que si en esa vista se hace un metodo get carga el formulario(en nuestro ejercicio) y el metodo post se ejecutara cuando se envia el formulario.</text:p>
        </text:list-item>
        <text:list-item>
          <text:p text:style-name="P10">Is the following code correct? Explain the reason.</text:p>
        </text:list-item>
      </text:list>
      <text:p text:style-name="P3"><text:s text:c="2"/>&lt;form method=”post” &gt;<text:line-break/> <text:s text:c="3"/>&lt;label for="username"&gt;Your name&lt;/label&gt;<text:line-break/> <text:s text:c="3"/>&lt;input id="username" name="username" type="text"&gt;<text:line-break/> <text:s text:c="3"/>&lt;button&gt;Send&lt;/button&gt;<text:line-break/> <text:s/>&lt;/form&gt;</text:p>
      <text:p text:style-name="P12">falta la etiqueta &lt;csrf_token&gt; que añade seguridad al formulario para evitar ataques.</text:p>
      <text:list xml:id="list91310175968095" text:continue-numbering="true" text:style-name="L1">
        <text:list-item>
          <text:p text:style-name="P11">Which of the Class Views that we have studied can be used without a model?</text:p>
          <text:p text:style-name="P7">TemplateView, <text:span text:style-name="T2">FormView</text:span></text:p>
        </text:list-item>
      </text:list>
      <text:p text:style-name="P4"/>
      <text:list xml:id="list91309384477860" text:continue-numbering="true" text:style-name="L1">
        <text:list-item>
          <text:p text:style-name="P11">Indicate the diferences between the FormView and the CreateView?</text:p>
          <text:p text:style-name="P14">FormView <text:span text:style-name="T2">se usa para crear formularios genericos</text:span> mientras que CreateView <text:span text:style-name="T2">se usa para crear nuevas instancias.</text:span></text:p>
        </text:list-item>
        <text:list-item>
          <text:p text:style-name="P11">Is it necessary to have a ModelForm in order to use a CreateView? What is the advantage of using a ModelForm in this case?</text:p>
          <text:p text:style-name="P13">No es necesario, podemos usar directamente contra el Modelo. Pero el ModelForm permite mayor personalizacion y control de datos en el formulari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0:35:18.559000000</meta:creation-date>
    <dc:date>2025-02-10T09:13:09.104471272</dc:date>
    <meta:editing-duration>PT36M38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236" meta:character-count="1522" meta:non-whitespace-character-count="1294"/>
  </office:meta>
</office:document-meta>
</file>